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188cm" fo:min-width="4.8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88cm" fo:min-width="6.864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notes">
      <style:graphic-properties draw:fill-color="#ffffff" fo:min-height="13.364cm"/>
      <style:paragraph-properties style:writing-mode="lr-tb"/>
    </style:style>
    <style:style style:name="pr4" style:family="presentation" style:parent-style-name="Blue_5f_Curve1-title">
      <style:graphic-properties draw:auto-grow-height="true" fo:min-height="1.771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 presentation:placeholder="true">
          <draw:text-box/>
        </draw:frame>
        <draw:custom-shape draw:style-name="gr2" draw:text-style-name="P2" xml:id="id2" draw:id="id2" draw:layer="layout" svg:width="7.62cm" svg:height="2.032cm" svg:x="13.462cm" svg:y="5.842cm">
          <text:p text:style-name="P2">0014-commande.ph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" draw:id="id1" draw:layer="layout" svg:width="10.414cm" svg:height="2.032cm" svg:x="1.778cm" svg:y="4.572cm">
          <text:p text:style-name="P2">0505-aliasCommandListClean.ph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6.985cm" svg:y1="6.604cm" svg:x2="17.272cm" svg:y2="5.842cm" draw:start-shape="id1" draw:start-glue-point="8" draw:end-shape="id2" draw:end-glue-point="4" svg:d="M6985 6604v502h5843v-1765h4444v501" svg:viewBox="0 0 10288 1766">
          <text:p/>
        </draw:connector>
        <draw:custom-shape draw:style-name="gr2" draw:text-style-name="P2" draw:layer="layout" svg:width="7.62cm" svg:height="2.032cm" svg:x="2.286cm" svg:y="10.668cm">
          <text:p text:style-name="P2">exportPrixStockX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9T06:03:02.289698153</meta:creation-date>
    <meta:editing-duration>PT1H21M50S</meta:editing-duration>
    <meta:editing-cycles>2</meta:editing-cycles>
    <meta:generator>LibreOffice/6.4.6.2$Linux_X86_64 LibreOffice_project/40$Build-2</meta:generator>
    <dc:title>Blue Curve</dc:title>
    <meta:initial-creator>Didier </meta:initial-creator>
    <dc:date>2021-04-09T07:35:03.291166995</dc:date>
    <dc:creator>Didier </dc:creator>
    <meta:document-statistic meta:object-count="48"/>
  </office:meta>
</office:document-meta>
</file>